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0.66pt"/>
    </style:style>
    <style:style style:name="co3" style:family="table-column">
      <style:table-column-properties fo:break-before="auto" style:column-width="275.56pt"/>
    </style:style>
    <style:style style:name="co4" style:family="table-column">
      <style:table-column-properties fo:break-before="auto" style:column-width="374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2.2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 table:number-columns-spanned="4" table:number-rows-spanned="1">
            <text:p>工作安排预览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周起始日期</text:p>
          </table:table-cell>
          <table:table-cell office:value-type="string" calcext:value-type="string">
            <text:p>徐嘉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19/05/27</text:p>
          </table:table-cell>
          <table:table-cell office:value-type="string" calcext:value-type="string">
            <text:p>１．熟悉工作环境。</text:p>
            <text:p>２．优化日立点云标注工具。（一个月）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8">00/00/0000</text:date>, <text:time style:data-style-name="N2" text:time-value="15:21:24.3840414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7:31:08.096029113</meta:creation-date>
    <dc:date>2019-05-28T15:26:18.390196452</dc:date>
    <meta:editing-duration>PT8M2S</meta:editing-duration>
    <meta:editing-cycles>2</meta:editing-cycles>
    <meta:generator>LibreOffice/5.1.6.2$Linux_X86_64 LibreOffice_project/10m0$Build-2</meta:generator>
    <meta:document-statistic meta:table-count="1" meta:cell-count="5" meta:object-count="0"/>
  </office:meta>
</office:document-meta>
</file>